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style:text-line-through-style="none" fo:font-weight="normal" style:font-weight-asian="normal" style:font-weight-complex="normal"/>
    </style:style>
    <style:style style:name="T1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i da fixxxxare</text:p>
      <text:list xml:id="list8628249196931248397" text:style-name="Outline">
        <text:list-item>
          <text:h text:style-name="Heading_20_1" text:outline-level="1">Scena:</text:h>
        </text:list-item>
      </text:list>
      <text:list xml:id="list2119643937602940540" text:style-name="WWNum1">
        <text:list-item>
          <text:p text:style-name="P2"><text:span text:style-name="T1">Settare ridimensionamento automatico inquadratura Camera e dei Componenti</text:span></text:p>
        </text:list-item>
        <text:list-item>
          <text:p text:style-name="P2">Migliorare gestione scene:</text:p>
          <text:list>
            <text:list-item>
              <text:p text:style-name="P2"><text:span text:style-name="T1">migliorare immagini Intro e applicare animazione</text:span></text:p>
            </text:list-item>
            <text:list-item>
              <text:p text:style-name="P2">Implementare <text:span text:style-name="T1">Menù</text:span> e Scena di fine partita</text:p>
              <text:list>
                <text:list-item>
                  <text:p text:style-name="P2">Inserire immagini e testo<text:bookmark text:name="Bookmark"/></text:p>
                </text:list-item>
              </text:list>
            </text:list-item>
          </text:list>
        </text:list-item>
        <text:list-item>
          <text:p text:style-name="P2"><text:span text:style-name="T1">Implementare Menù Pausa (definire uno stato di Pausa per i componenti della scena):</text:span></text:p>
          <text:list>
            <text:list-item>
              <text:p text:style-name="P2"><text:span text:style-name="T1">Mettere in pausa lo Spawn (cambiare unità di riferimento per il cooldown: framerate -&gt; secondi) e il Background</text:span></text:p>
            </text:list-item>
          </text:list>
        </text:list-item>
        <text:list-item>
          <text:p text:style-name="P2">Suond System</text:p>
          <text:list>
            <text:list-item>
              <text:p text:style-name="P2"><text:span text:style-name="T1">Implementare audio Mixer</text:span></text:p>
            </text:list-item>
            <text:list-item>
              <text:p text:style-name="P2"><text:span text:style-name="T1">Musica di vittoria e sconfitta</text:span></text:p>
            </text:list-item>
            <text:list-item>
              <text:p text:style-name="P2"><text:span text:style-name="T1">Boss:</text:span></text:p>
              <text:list>
                <text:list-item>
                  <text:p text:style-name="P2"><text:span text:style-name="T1">Sfida</text:span></text:p>
                </text:list-item>
                <text:list-item>
                  <text:p text:style-name="P2"><text:span text:style-name="T1">Morto</text:span></text:p>
                </text:list-item>
                <text:list-item>
                  <text:p text:style-name="P2"><text:span text:style-name="T1">Sparo</text:span></text:p>
                </text:list-item>
                <text:list-item>
                  <text:p text:style-name="P2"><text:span text:style-name="T1">Dash (risata)</text:span></text:p>
                </text:list-item>
              </text:list>
            </text:list-item>
            <text:list-item>
              <text:p text:style-name="P2"><text:span text:style-name="T1">Tobina:</text:span></text:p>
              <text:list>
                <text:list-item>
                  <text:p text:style-name="P2"><text:span text:style-name="T1">Danno subito</text:span></text:p>
                </text:list-item>
                <text:list-item>
                  <text:p text:style-name="P2"><text:span text:style-name="T1">Parry </text:span></text:p>
                </text:list-item>
                <text:list-item>
                  <text:p text:style-name="P2"><text:span text:style-name="T1">Sparo</text:span></text:p>
                </text:list-item>
              </text:list>
            </text:list-item>
            <text:list-item>
              <text:p text:style-name="P2"><text:span text:style-name="T1">Enemy </text:span></text:p>
            </text:list-item>
          </text:list>
        </text:list-item>
        <text:list-item>
          <text:p text:style-name="P2"><text:span text:style-name="T1">Implementare sistema dello Score</text:span></text:p>
        </text:list-item>
        <text:list-item>
          <text:p text:style-name="P2">Pulire codice (accessor, commenti)</text:p>
        </text:list-item>
        <text:list-item>
          <text:p text:style-name="P2">Funzioni di fine sessione di gioco!!!</text:p>
          <text:list>
            <text:list-item>
              <text:p text:style-name="P2"><text:span text:style-name="T1">GameOver (nemici fermi e pulsante di riprova)</text:span></text:p>
            </text:list-item>
            <text:list-item>
              <text:p text:style-name="P2">Vittoria (cambio scena in dissolvenza nelle cutscene finali)</text:p>
            </text:list-item>
          </text:list>
        </text:list-item>
        <text:list-item>
          <text:p text:style-name="P2"><text:span text:style-name="T1">Controllo nella direzione del proiettile in caso di obiettivo mancante (tobina o nemico con parry)</text:span></text:p>
        </text:list-item>
        <text:list-item>
          <text:p text:style-name="P2">Sistemare cambio risoluzione schermo (TESTARE CON RELEASE)</text:p>
        </text:list-item>
        <text:list-item>
          <text:p text:style-name="P2">Salvataggio dei valori dell’impostazione</text:p>
        </text:list-item>
      </text:list>
      <text:list xml:id="list42635259" text:continue-list="list8628249196931248397" text:style-name="Outline">
        <text:list-item>
          <text:h text:style-name="Heading_20_1" text:outline-level="1"><text:soft-page-break/>Tobina:</text:h>
        </text:list-item>
      </text:list>
      <text:list xml:id="list42636291" text:continue-list="list2119643937602940540" text:style-name="WWNum1">
        <text:list-item>
          <text:p text:style-name="P2"><text:span text:style-name="T1">Migliorare collider</text:span></text:p>
        </text:list-item>
        <text:list-item>
          <text:p text:style-name="P2"><text:span text:style-name="T1">Risolvere problema dell’immortalità</text:span></text:p>
        </text:list-item>
        <text:list-item>
          <text:p text:style-name="P2"><text:span text:style-name="T1">Implementare invulnerabilità dopo il danno</text:span></text:p>
        </text:list-item>
        <text:list-item>
          <text:p text:style-name="P2"><text:span text:style-name="T1">Aggiustare animazione Parry</text:span></text:p>
        </text:list-item>
        <text:list-item>
          <text:p text:style-name="P2">Settare proprietà gameplay:</text:p>
          <text:list>
            <text:list-item>
              <text:p text:style-name="P2">Velocità</text:p>
            </text:list-item>
            <text:list-item>
              <text:p text:style-name="P2">Fire rate</text:p>
            </text:list-item>
            <text:list-item>
              <text:p text:style-name="P2">Velocità proiettile</text:p>
            </text:list-item>
          </text:list>
        </text:list-item>
        <text:list-item>
          <text:p text:style-name="P2"><text:span text:style-name="T1">Animazioni</text:span></text:p>
        </text:list-item>
      </text:list>
      <text:list xml:id="list42643668" text:continue-list="list42635259" text:style-name="Outline">
        <text:list-item>
          <text:h text:style-name="Heading_20_1" text:outline-level="1">Nemici:</text:h>
        </text:list-item>
      </text:list>
      <text:list xml:id="list42627043" text:continue-list="list42636291" text:style-name="WWNum1">
        <text:list-item>
          <text:p text:style-name="P2"><text:span text:style-name="T1">Distruzione GameObject oltre la camera</text:span></text:p>
        </text:list-item>
        <text:list-item>
          <text:p text:style-name="P2"><text:span text:style-name="T1">-Implementare eliminazione collider dei nemici quando muoiono</text:span></text:p>
        </text:list-item>
        <text:list-item>
          <text:p text:style-name="P2"><text:span text:style-name="T1">Movimento nemici</text:span></text:p>
          <text:list>
            <text:list-item>
              <text:p text:style-name="P2"><text:span text:style-name="T1">EnemyLine (migliorare orientamento alternando l’utilizzo di rotazione Local e World)</text:span></text:p>
            </text:list-item>
            <text:list-item>
              <text:p text:style-name="P2"><text:span text:style-name="T1">Direzione casuale tramite funzione trigonometrica con angolo scelgo casualmente dentro un range (definito oggetto padre per direzionare movimento)</text:span></text:p>
            </text:list-item>
          </text:list>
        </text:list-item>
        <text:list-item>
          <text:p text:style-name="P2">Settare proprietà gameplay:</text:p>
          <text:list>
            <text:list-item>
              <text:p text:style-name="P2">Velocità</text:p>
            </text:list-item>
            <text:list-item>
              <text:p text:style-name="P2">Fire rate</text:p>
            </text:list-item>
            <text:list-item>
              <text:p text:style-name="P2">Velocità proiettile</text:p>
            </text:list-item>
          </text:list>
        </text:list-item>
        <text:list-item>
          <text:p text:style-name="P2"><text:span text:style-name="T1">Implementare Boss:</text:span></text:p>
          <text:list>
            <text:list-item>
              <text:p text:style-name="P2"><text:span text:style-name="T1">Cambiare il sistema di selezione dei punti di spawn, in modo da poter attivare o disattivare i lati</text:span></text:p>
            </text:list-item>
            <text:list-item>
              <text:p text:style-name="P2"><text:span text:style-name="T1">Rifare animazioni, non comprendendo il movimento (cambio del prefab)</text:span></text:p>
            </text:list-item>
            <text:list-item>
              <text:p text:style-name="P2"><text:span text:style-name="T1">Metodi per pausa</text:span></text:p>
            </text:list-item>
            <text:list-item>
              <text:p text:style-name="P2"><text:span text:style-name="T1">Impostare momento di spawn (livello 4, con orde con i dati del lv 2):</text:span></text:p>
              <text:list>
                <text:list-item>
                  <text:p text:style-name="P2"><text:span text:style-name="T1">Definire le variabili del movimento nella classe BossClass</text:span></text:p>
                </text:list-item>
              </text:list>
            </text:list-item>
            <text:list-item>
              <text:p text:style-name="P2"><text:span text:style-name="T1">Entrata in scena parte da un punto esterno alla camera e alineamento dell’asse Y del gameObject relativo il movimento globale con il bordo della camera</text:span></text:p>
            </text:list-item>
            <text:list-item>
              <text:p text:style-name="P2"><text:span text:style-name="T1">Movimento verticale sinusoidale durante l’IDLE</text:span></text:p>
            </text:list-item>
          </text:list>
        </text:list-item>
        <text:list-item>
          <text:p text:style-name="P2"><text:span text:style-name="T1">Danni da contatto</text:span></text:p>
        </text:list-item>
        <text:list-item>
          <text:p text:style-name="P2"><text:soft-page-break/><text:span text:style-name="T1">Sistema di Spawn (sistemare prima gameplay e poi testing):</text:span></text:p>
          <text:list>
            <text:list-item>
              <text:p text:style-name="P2"><text:span text:style-name="T1">Punto di partenza e arrivo</text:span></text:p>
            </text:list-item>
            <text:list-item>
              <text:p text:style-name="P2"><text:span text:style-name="T1">PauseMode</text:span></text:p>
            </text:list-item>
            <text:list-item>
              <text:p text:style-name="P2"><text:span text:style-name="T1">Definire diversi livelli (implementare counter per il cambio del livello)</text:span></text:p>
            </text:list-item>
            <text:list-item>
              <text:p text:style-name="P2"><text:span text:style-name="T1">Le ondate di spawn si accumulano durante la pausa (Problemi nelle funzioni di pausa causato dall’attivazione e disattivazione delle animazioni dei punti di spawn (attivando, scatena l’evento di spawn)</text:span></text:p>
            </text:list-item>
          </text:list>
        </text:list-item>
        <text:list-item>
          <text:p text:style-name="P2"><text:span text:style-name="T1">Rotazione proiettili</text:span></text:p>
          <text:list>
            <text:list-item>
              <text:p text:style-name="P2"><text:span text:style-name="T1">Dopo aver standardizzato il verso dei proiettili, il movimento è errato dato che si movevano nella direzione opposta e utilizzava il Flip dello sprite per la direzione.</text:span></text:p>
            </text:list-item>
            <text:list-item>
              <text:p text:style-name="P2"><text:span text:style-name="T1">Rotazione dopo parry</text:span></text:p>
            </text:list-item>
          </text:list>
        </text:list-item>
        <text:list-item>
          <text:p text:style-name="P2"><text:span text:style-name="T1">Animazioni</text:span></text:p>
          <text:list>
            <text:list-item>
              <text:p text:style-name="P2"><text:span text:style-name="T1">Sparano durante l’animazione della morte</text:span></text:p>
            </text:list-item>
            <text:list-item>
              <text:p text:style-name="P2"><text:span text:style-name="T1">Sparano all’uscita della visuale</text:span></text:p>
            </text:list-item>
          </text:list>
        </text:list-item>
      </text:list>
      <text:list xml:id="list42631606" text:continue-list="list42643668" text:style-name="Outline">
        <text:list-item>
          <text:h text:style-name="Heading_20_1" text:outline-level="1">Altro:</text:h>
        </text:list-item>
      </text:list>
      <text:list xml:id="list6620246802795896094" text:style-name="WWNum2">
        <text:list-item>
          <text:p text:style-name="P3"><text:span text:style-name="T1">Permettere modifica dei valori del gameplay (velocità, fire rate, fire cooldown) tramite l’Inspector </text:span></text:p>
        </text:list-item>
      </text:list>
      <text:list xml:id="list42627345" text:continue-list="list42631606" text:style-name="Outline">
        <text:list-item>
          <text:h text:style-name="Heading_20_1" text:outline-level="1">Bug:</text:h>
        </text:list-item>
      </text:list>
      <text:list xml:id="list42614686" text:continue-list="list6620246802795896094" text:style-name="WWNum2">
        <text:list-item>
          <text:p text:style-name="P3">Score non si incrementa con kill tramite Parry &lt;CONTROLLARE&gt;</text:p>
        </text:list-item>
        <text:list-item>
          <text:p text:style-name="P4">Lista delle risoluzioni nelle impostazioni non si resetta</text:p>
        </text:list-item>
      </text:list>
      <text:list xml:id="list42638674" text:continue-list="list42627345" text:style-name="Outline">
        <text:list-item>
          <text:h text:style-name="Heading_20_1" text:outline-level="1">Idee:</text:h>
        </text:list-item>
      </text:list>
      <text:list xml:id="list42633892" text:continue-list="list42614686" text:style-name="WWNum2">
        <text:list-item>
          <text:p text:style-name="P3">Basare il gameplay sullo Score. A seconda dello score, si hanno diversi finali</text:p>
        </text:list-item>
      </text:list>
      <text:list xml:id="list42616850" text:continue-list="list42638674" text:style-name="Outline">
        <text:list-item>
          <text:h text:style-name="Heading_20_1" text:outline-level="1">Power Up:</text:h>
        </text:list-item>
      </text:list>
      <text:list xml:id="list42628490" text:continue-list="list42627043" text:style-name="WWNum1">
        <text:list-item>
          <text:p text:style-name="P2">Creare prefabs</text:p>
        </text:list-item>
        <text:list-item>
          <text:p text:style-name="P2">Implementare sistema </text:p>
          <text:list>
            <text:list-item>
              <text:p text:style-name="P2">Ottenimento</text:p>
            </text:list-item>
            <text:list-item>
              <text:p text:style-name="P2">Trasformazione (Tobina e proiettili)</text:p>
            </text:list-item>
            <text:list-item>
              <text:p text:style-name="P2">Durata (power up temporanei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Titolo_20_Carattere" style:display-name="Titolo Carattere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text-line-through-style="none" style:font-name-complex="Courier New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cardo Smerilli</meta:initial-creator>
    <dc:creator>Riccardo Smerilli</dc:creator>
    <meta:editing-cycles>126</meta:editing-cycles>
    <meta:creation-date>2019-04-01T19:07:00</meta:creation-date>
    <dc:date>2019-11-27T22:42:26.71</dc:date>
    <meta:editing-duration>PT1H14M1S</meta:editing-duration>
    <meta:generator>OpenOffice/4.1.7$Win32 OpenOffice.org_project/417m1$Build-9800</meta:generator>
    <meta:document-statistic meta:table-count="0" meta:image-count="0" meta:object-count="0" meta:page-count="3" meta:paragraph-count="83" meta:word-count="533" meta:character-count="32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